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7   |   <text:a xlink:type="simple" xlink:href="http://palinfo.habago.org/Entry?Command=Information_PrintForum#FORUM40407"><text:span text:style-name="T1">#</text:span></text:a></text:p>
      <text:p text:style-name="P2">饒了我吧—小狗阿正拜拜的故事</text:p>
      <text:p text:style-name="P2">陳真1999. 11. 17.</text:p>
      <text:p text:style-name="P2"/>
      <text:p text:style-name="P2"/>
      <text:p text:style-name="P2">英國有個著名收養流浪狗之家，叫 Battersea，曾報導一隻小狗，叫做「阿正」（Ahzen），因為病得太重，出於經費考量，決定安樂死。於是，阿正跟其他小狗，一起排著隊伍，等待進場「銷毀」，就像排隊「進月台」那樣。不同的是，這些往天國的旅客，只買了單程車票。</text:p>
      <text:p text:style-name="P2"/>
      <text:p text:style-name="P2">當輪到「阿正」時，牠卻突然以後腳蹲立，兩隻前腳做出拜拜乞求動作。工作人員受寵若驚之餘，不忍心下毒手，於是決定法外開恩，幫牠治病，並且幫忙找到新家。</text:p>
      <text:p text:style-name="P2"/>
      <text:p text:style-name="P2">想不到，六年後，阿正又被遺棄，又送到 Battersea來。這一次，快輪到牠銷毀時，牠又故技重施，站起來拜拜。工作人員認出是牠，ㄟ？阿正你怎麼又回來了？於是再一次，阿正又躲過了死亡。</text:p>
      <text:p text:style-name="P2"/>
      <text:p text:style-name="P2">阿正目前已經十歲，快樂地和新主人生活在一起。此報導連同大張圖片一起登出， 正擺在我書桌前。我看著這個會拜拜的「阿正」，頗為感慨，感覺就像一個小朋友跪地求饒。</text:p>
      <text:p text:style-name="P2"/>
      <text:p text:style-name="P2">我也想到那些不會拜拜的小狗，牠們也許低頭縮尾顫抖不已，也許不知死期將至，東張西望，但臨死痛苦的一刻，心裡的恐懼，應該也不會更少吧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